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8" table:default-cell-style-name="ce7"/>
        <table:table-column table:style-name="co5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4" table:default-cell-style-name="ce7"/>
        <table:table-column table:style-name="co3" table:default-cell-style-name="ce7"/>
        <table:table-column table:style-name="co1" table:number-columns-repeated="4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3:.AF3])" office:value-type="float" office:value="42" calcext:value-type="float">
            <text:p>42</text:p>
          </table:table-cell>
          <table:table-cell table:style-name="ce1" table:formula="of:=[.AG37]/[.AG15]" office:value-type="float" office:value="30.8779342723005" calcext:value-type="float" table:number-columns-spanned="1" table:number-rows-spanned="12">
            <text:p>30.8779342723005</text:p>
          </table:table-cell>
          <table:table-cell table:style-name="ce1" table:formula="of:=[.AG38]/11" office:value-type="float" office:value="198.181818181818" calcext:value-type="float" table:number-columns-spanned="1" table:number-rows-spanned="12">
            <text:p>198.181818181818</text:p>
          </table:table-cell>
          <table:table-cell table:formula="of:=[.AG3]*[.AH3]" office:value-type="float" office:value="1296.87323943662" calcext:value-type="float">
            <text:p>1296.87323943662</text:p>
          </table:table-cell>
          <table:table-cell table:style-name="ce8" table:formula="of:=SUM([.AI3];[.AJ3])" office:value-type="float" office:value="1495.05505761844" calcext:value-type="float">
            <text:p>1495.05505761844</text:p>
          </table:table-cell>
          <table:table-cell table:style-name="ce7" table:formula="of:=[.AG20]-[.AK3]" office:value-type="float" office:value="189.944942381562" calcext:value-type="float">
            <text:p>189.944942381562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4:.AF4])" office:value-type="float" office:value="39" calcext:value-type="float">
            <text:p>39</text:p>
          </table:table-cell>
          <table:covered-table-cell table:number-columns-repeated="2"/>
          <table:table-cell table:formula="of:=[.AG4]*[.AH3]" office:value-type="float" office:value="1204.23943661972" calcext:value-type="float">
            <text:p>1204.23943661972</text:p>
          </table:table-cell>
          <table:table-cell table:style-name="ce7" table:formula="of:=SUM([.AI3];[.AJ4])" office:value-type="float" office:value="1402.42125480154" calcext:value-type="float">
            <text:p>1402.42125480154</text:p>
          </table:table-cell>
          <table:table-cell table:style-name="ce7" table:formula="of:=[.AG21]-[.AK4]" office:value-type="float" office:value="403.578745198464" calcext:value-type="float">
            <text:p>403.578745198464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5:.AF5])" office:value-type="float" office:value="37" calcext:value-type="float">
            <text:p>37</text:p>
          </table:table-cell>
          <table:covered-table-cell table:number-columns-repeated="2"/>
          <table:table-cell table:formula="of:=[.AG5]*[.AH3]" office:value-type="float" office:value="1142.48356807512" calcext:value-type="float">
            <text:p>1142.48356807512</text:p>
          </table:table-cell>
          <table:table-cell table:style-name="ce8" table:formula="of:=SUM([.AI3];[.AJ5])" office:value-type="float" office:value="1340.66538625694" calcext:value-type="float">
            <text:p>1340.66538625694</text:p>
          </table:table-cell>
          <table:table-cell table:style-name="ce7" table:formula="of:=[.AG22]-[.AK5]" office:value-type="float" office:value="288.334613743065" calcext:value-type="float">
            <text:p>288.334613743065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6:.AF6])" office:value-type="float" office:value="39" calcext:value-type="float">
            <text:p>39</text:p>
          </table:table-cell>
          <table:covered-table-cell table:number-columns-repeated="2"/>
          <table:table-cell table:formula="of:=[.AG6]*[.AH3]" office:value-type="float" office:value="1204.23943661972" calcext:value-type="float">
            <text:p>1204.23943661972</text:p>
          </table:table-cell>
          <table:table-cell table:style-name="ce7" table:formula="of:=SUM([.AI3];[.AJ6])" office:value-type="float" office:value="1402.42125480154" calcext:value-type="float">
            <text:p>1402.42125480154</text:p>
          </table:table-cell>
          <table:table-cell table:style-name="ce7" table:formula="of:=[.AG23]-[.AK6]" office:value-type="float" office:value="53.5787451984638" calcext:value-type="float">
            <text:p>53.5787451984638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7:.AF7])" office:value-type="float" office:value="38" calcext:value-type="float">
            <text:p>38</text:p>
          </table:table-cell>
          <table:covered-table-cell table:number-columns-repeated="2"/>
          <table:table-cell table:formula="of:=[.AG7]*[.AH3]" office:value-type="float" office:value="1173.36150234742" calcext:value-type="float">
            <text:p>1173.36150234742</text:p>
          </table:table-cell>
          <table:table-cell table:style-name="ce8" table:formula="of:=SUM([.AI3];[.AJ7])" office:value-type="float" office:value="1371.54332052924" calcext:value-type="float">
            <text:p>1371.54332052924</text:p>
          </table:table-cell>
          <table:table-cell table:style-name="ce7" table:formula="of:=[.AG24]-[.AK7]" office:value-type="float" office:value="153.456679470764" calcext:value-type="float">
            <text:p>153.456679470764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8:.AF8])" office:value-type="float" office:value="39" calcext:value-type="float">
            <text:p>39</text:p>
          </table:table-cell>
          <table:covered-table-cell table:number-columns-repeated="2"/>
          <table:table-cell table:formula="of:=[.AG8]*[.AH3]" office:value-type="float" office:value="1204.23943661972" calcext:value-type="float">
            <text:p>1204.23943661972</text:p>
          </table:table-cell>
          <table:table-cell table:style-name="ce7" table:formula="of:=SUM([.AI3];[.AJ8])" office:value-type="float" office:value="1402.42125480154" calcext:value-type="float">
            <text:p>1402.42125480154</text:p>
          </table:table-cell>
          <table:table-cell table:style-name="ce7" table:formula="of:=[.AG25]-[.AK8]" office:value-type="float" office:value="-252.421254801536" calcext:value-type="float">
            <text:p>-252.421254801536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9:.AF9])" office:value-type="float" office:value="39" calcext:value-type="float">
            <text:p>39</text:p>
          </table:table-cell>
          <table:covered-table-cell table:number-columns-repeated="2"/>
          <table:table-cell table:formula="of:=[.AG9]*[.AH3]" office:value-type="float" office:value="1204.23943661972" calcext:value-type="float">
            <text:p>1204.23943661972</text:p>
          </table:table-cell>
          <table:table-cell table:style-name="ce8" table:formula="of:=SUM([.AI3];[.AJ9])" office:value-type="float" office:value="1402.42125480154" calcext:value-type="float">
            <text:p>1402.42125480154</text:p>
          </table:table-cell>
          <table:table-cell table:style-name="ce7" table:formula="of:=[.AG26]-[.AK9]" office:value-type="float" office:value="270.578745198464" calcext:value-type="float">
            <text:p>270.578745198464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10:.AF10])" office:value-type="float" office:value="39" calcext:value-type="float">
            <text:p>39</text:p>
          </table:table-cell>
          <table:covered-table-cell table:number-columns-repeated="2"/>
          <table:table-cell table:formula="of:=[.AG10]*[.AH3]" office:value-type="float" office:value="1204.23943661972" calcext:value-type="float">
            <text:p>1204.23943661972</text:p>
          </table:table-cell>
          <table:table-cell table:style-name="ce7" table:formula="of:=SUM([.AI3];[.AJ10])" office:value-type="float" office:value="1402.42125480154" calcext:value-type="float">
            <text:p>1402.42125480154</text:p>
          </table:table-cell>
          <table:table-cell table:style-name="ce7" table:formula="of:=[.AG27]-[.AK10]" office:value-type="float" office:value="-482.421254801536" calcext:value-type="float">
            <text:p>-482.421254801536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11:.AF11])" office:value-type="float" office:value="36" calcext:value-type="float">
            <text:p>36</text:p>
          </table:table-cell>
          <table:covered-table-cell table:number-columns-repeated="2"/>
          <table:table-cell table:formula="of:=[.AG11]*[.AH3]" office:value-type="float" office:value="1111.60563380282" calcext:value-type="float">
            <text:p>1111.60563380282</text:p>
          </table:table-cell>
          <table:table-cell table:style-name="ce8" table:formula="of:=SUM([.AI3];[.AJ11])" office:value-type="float" office:value="1309.78745198463" calcext:value-type="float">
            <text:p>1309.78745198463</text:p>
          </table:table-cell>
          <table:table-cell table:style-name="ce7" table:formula="of:=[.AG28]-[.AK11]" office:value-type="float" office:value="683.212548015365" calcext:value-type="float">
            <text:p>683.212548015365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12:.AF12])" office:value-type="float" office:value="39" calcext:value-type="float">
            <text:p>39</text:p>
          </table:table-cell>
          <table:covered-table-cell table:number-columns-repeated="2"/>
          <table:table-cell table:formula="of:=[.AG12]*[.AH3]" office:value-type="float" office:value="1204.23943661972" calcext:value-type="float">
            <text:p>1204.23943661972</text:p>
          </table:table-cell>
          <table:table-cell table:style-name="ce7" table:formula="of:=SUM([.AI3];[.AJ12])" office:value-type="float" office:value="1402.42125480154" calcext:value-type="float">
            <text:p>1402.42125480154</text:p>
          </table:table-cell>
          <table:table-cell table:style-name="ce7" table:formula="of:=[.AG29]-[.AK12]" office:value-type="float" office:value="345.578745198464" calcext:value-type="float">
            <text:p>345.578745198464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4"/>
          <table:table-cell table:formula="of:=SUM([.B13:.AF13])" office:value-type="float" office:value="39" calcext:value-type="float">
            <text:p>39</text:p>
          </table:table-cell>
          <table:covered-table-cell table:number-columns-repeated="2"/>
          <table:table-cell table:formula="of:=[.AG13]*[.AH3]" office:value-type="float" office:value="1204.23943661972" calcext:value-type="float">
            <text:p>1204.23943661972</text:p>
          </table:table-cell>
          <table:table-cell table:style-name="ce8" table:formula="of:=SUM([.AI3];[.AJ13])" office:value-type="float" office:value="1402.42125480154" calcext:value-type="float">
            <text:p>1402.42125480154</text:p>
          </table:table-cell>
          <table:table-cell table:style-name="ce7" table:formula="of:=[.AG30]-[.AK13]" office:value-type="float" office:value="-373.421254801536" calcext:value-type="float">
            <text:p>-373.421254801536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27" calcext:value-type="float">
            <text:p>27</text:p>
          </table:table-cell>
          <table:table-cell table:formula="of:=SUM([.L3:.L13])" office:value-type="float" office:value="26.5" calcext:value-type="float">
            <text:p>26.5</text:p>
          </table:table-cell>
          <table:table-cell table:formula="of:=SUM([.M3:.M13])" office:value-type="float" office:value="27.5" calcext:value-type="float">
            <text:p>27.5</text:p>
          </table:table-cell>
          <table:table-cell table:formula="of:=SUM([.N3:.N13])" office:value-type="float" office:value="25" calcext:value-type="float">
            <text:p>25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27.5" calcext:value-type="float">
            <text:p>27.5</text:p>
          </table:table-cell>
          <table:table-cell table:formula="of:=SUM([.Q3:.Q13])" office:value-type="float" office:value="27.5" calcext:value-type="float">
            <text:p>27.5</text:p>
          </table:table-cell>
          <table:table-cell table:formula="of:=SUM([.R3:.R13])" office:value-type="float" office:value="27.5" calcext:value-type="float">
            <text:p>27.5</text:p>
          </table:table-cell>
          <table:table-cell table:formula="of:=SUM([.S3:.S13])" office:value-type="float" office:value="0" calcext:value-type="float">
            <text:p>0</text:p>
          </table:table-cell>
          <table:table-cell table:formula="of:=SUM([.T3:.T13])" office:value-type="float" office:value="0" calcext:value-type="float">
            <text:p>0</text:p>
          </table:table-cell>
          <table:table-cell table:formula="of:=SUM([.U3:.U13])" office:value-type="float" office:value="0" calcext:value-type="float">
            <text:p>0</text:p>
          </table:table-cell>
          <table:table-cell table:formula="of:=SUM([.V3:.V13])" office:value-type="float" office:value="0" calcext:value-type="float">
            <text:p>0</text:p>
          </table:table-cell>
          <table:table-cell table:formula="of:=SUM([.W3:.W13])" office:value-type="float" office:value="0" calcext:value-type="float">
            <text:p>0</text:p>
          </table:table-cell>
          <table:table-cell table:formula="of:=SUM([.X3:.X13])" office:value-type="float" office:value="0" calcext:value-type="float">
            <text:p>0</text:p>
          </table:table-cell>
          <table:table-cell table:formula="of:=SUM([.Y3:.Y13])" office:value-type="float" office:value="0" calcext:value-type="float">
            <text:p>0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7" table:formula="of:=SUM(0;[.AJ14])" office:value-type="float" office:value="0" calcext:value-type="float">
            <text:p>0</text:p>
          </table:table-cell>
          <table:table-cell table:style-name="ce7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426" calcext:value-type="float">
            <text:p>426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8"/>
          <table:table-cell office:value-type="float" office:value="-100" calcext:value-type="float">
            <text:p>-100</text:p>
          </table:table-cell>
          <table:table-cell/>
          <table:table-cell office:value-type="float" office:value="-85" calcext:value-type="float">
            <text:p>-85</text:p>
          </table:table-cell>
          <table:table-cell table:number-columns-repeated="15"/>
          <table:table-cell table:formula="of:=SUM([.B20:.AF20])" office:value-type="float" office:value="1685" calcext:value-type="float">
            <text:p>1685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9"/>
          <table:table-cell table:formula="of:=SUM([.B21:.AF21])" office:value-type="float" office:value="1806" calcext:value-type="float">
            <text:p>1806</text:p>
          </table:table-cell>
          <table:table-cell table:style-name="ce1" table:formula="of:=[.AG32]" office:value-type="float" office:value="16614" calcext:value-type="float" table:number-columns-spanned="1" table:number-rows-spanned="11">
            <text:p>16614</text:p>
          </table:table-cell>
          <table:table-cell table:style-name="ce1" table:formula="of:=[.AG39]" office:value-type="float" office:value="15334" calcext:value-type="float" table:number-columns-spanned="1" table:number-rows-spanned="11">
            <text:p>15334</text:p>
          </table:table-cell>
          <table:table-cell table:style-name="ce1" table:formula="of:=[.AH21]-[.AI21]" office:value-type="float" office:value="1280" calcext:value-type="float" table:number-columns-spanned="1" table:number-rows-spanned="11">
            <text:p>1280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9"/>
          <table:table-cell table:formula="of:=SUM([.B22:.AF22])" office:value-type="float" office:value="1629" calcext:value-type="float">
            <text:p>16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18"/>
          <table:table-cell table:formula="of:=SUM([.B23:.AF23])" office:value-type="float" office:value="1456" calcext:value-type="float">
            <text:p>1456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10"/>
          <table:table-cell office:value-type="float" office:value="1800" calcext:value-type="float">
            <text:p>1800</text:p>
          </table:table-cell>
          <table:table-cell table:number-columns-repeated="19"/>
          <table:table-cell table:formula="of:=SUM([.B24:.AF24])" office:value-type="float" office:value="1525" calcext:value-type="float">
            <text:p>152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8"/>
          <table:table-cell table:formula="of:=SUM([.B25:.AF25])" office:value-type="float" office:value="1150" calcext:value-type="float">
            <text:p>11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6"/>
          <table:table-cell table:formula="of:=SUM([.B26:.AF26])" office:value-type="float" office:value="1673" calcext:value-type="float">
            <text:p>167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22"/>
          <table:table-cell table:formula="of:=SUM([.B27:.AF27])" office:value-type="float" office:value="920" calcext:value-type="float">
            <text:p>9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26"/>
          <table:table-cell table:formula="of:=SUM([.B29:.AF29])" office:value-type="float" office:value="1748" calcext:value-type="float">
            <text:p>1748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9"/>
          <table:table-cell table:formula="of:=SUM([.B30:.AF30])" office:value-type="float" office:value="1029" calcext:value-type="float">
            <text:p>10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16614" calcext:value-type="float">
            <text:p>1661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uts</text:p>
          </table:table-cell>
          <table:table-cell/>
          <table:table-cell office:value-type="string" calcext:value-type="string">
            <text:p>t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h</text:p>
          </table:table-cell>
          <table:table-cell table:number-columns-repeated="14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45" calcext:value-type="float">
            <text:p>845</text:p>
          </table:table-cell>
          <table:table-cell office:value-type="float" office:value="1016" calcext:value-type="float">
            <text:p>1016</text:p>
          </table:table-cell>
          <table:table-cell table:number-columns-repeated="14"/>
          <table:table-cell table:formula="of:=SUM([.B37:.AF37])" office:value-type="float" office:value="13154" calcext:value-type="float">
            <text:p>1315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table:number-columns-repeated="19"/>
          <table:table-cell table:formula="of:=SUM([.B38:.AF38])" office:value-type="float" office:value="2180" calcext:value-type="float">
            <text:p>218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15334" calcext:value-type="float">
            <text:p>15334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2:44:02.783493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23:22:25.001125625</meta:creation-date>
    <dc:date>2020-02-17T12:44:54.198497421</dc:date>
    <meta:editing-duration>PT1H38M13S</meta:editing-duration>
    <meta:editing-cycles>71</meta:editing-cycles>
    <meta:generator>LibreOffice/6.4.0.3$Linux_X86_64 LibreOffice_project/40$Build-3</meta:generator>
    <meta:document-statistic meta:table-count="1" meta:cell-count="481" meta:object-count="0"/>
  </office:meta>
</office:document-meta>
</file>